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1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'S COMING VISIT (13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AUL'S COMING VISIT (13:1-10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number (13:1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need (13:1b-10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need (13:1b-10):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Paul's witness against them (13:1b-4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Paul's warning to them (13:5-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Paul's wish for them (13:7-10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PAUL'S COMING VISIT (13:1-10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number (13:1a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need (13:1b-10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2 CORINTHIANS 13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PAUL'S COMING VISIT (13:1-10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PAUL'S CLOSING WORDS (13:11-13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-title-Title-Slide" presentation:presentation-page-layout-name="Master1-PPL1" draw:id="Slide-261">
        <draw:frame draw:id="id93" presentation:style-name="a507" draw:name="Title 1" svg:x="1.38in" svg:y="0.83in" svg:width="10.3in" svg:height="4.42in" presentation:class="title" presentation:placeholder="false">
          <draw:text-box>
            <text:p text:style-name="a506" text:class-names="" text:cond-style-name=""><text:span text:style-name="a504" text:class-names="">PAUL'S CLOSING WORDS (13:11-13)<text:s text:c="1"/></text:span><text:span text:style-name="a505" text:class-names=""/></text:p>
          </draw:text-box>
          <svg:title/>
          <svg:desc/>
        </draw:frame>
        <draw:frame draw:id="id94" presentation:style-name="a512" draw:name="Subtitle 2" svg:x="1.38in" svg:y="5.25in" svg:width="10.3in" svg:height="1.85in" presentation:class="subtitle" presentation:placeholder="false">
          <draw:text-box>
            <text:p text:style-name="a509" text:class-names="" text:cond-style-name=""><text:span text:style-name="a508" text:class-names=""><text:s text:c="1"/>His fourfold admonition (13:11)<text:s text:c="1"/></text:span></text:p>
            <text:p text:style-name="a511" text:class-names="" text:cond-style-name=""><text:span text:style-name="a510" text:class-names=""/></text:p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His fourfold admonition (13:11)<text:s text:c="1"/></text:span><text:span text:style-name="a515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Rejoice (13:11a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Change your ways (13:11b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Encourage each other (13:11c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Live in harmony and peace (13:11d).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PAUL'S CLOSING WORDS (13:11-13)<text:s text:c="1"/></text:span><text:span text:style-name="a536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His fourfold admonition (13:11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His threefold benediction (13:12-13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His threefold benediction (13:12-13)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"May the love of the Father be with you" (13:12, 13b)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"May the grace of our Lord Jesus Christ be with you" (13:13a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PAUL'S CLOSING WORDS (13:11-13)<text:s text:c="1"/></text:span><text:span text:style-name="a566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His fourfold admonition (13:11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is threefold benediction (13:12-13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2 CORINTHIANS 13<text:s text:c="1"/></text:span><text:span text:style-name="a581" text:class-names=""/></text:p>
          </draw:text-box>
          <svg:title/>
          <svg:desc/>
        </draw:frame>
        <draw:frame draw:id="id104" presentation:style-name="a593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PAUL'S COMING VISIT (13:1-10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PAUL'S CLOSING WORDS (13:11-13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13 </dc:title>
    <meta:initial-creator>David STRICKLAND</meta:initial-creator>
    <dc:creator>David STRICKLAND</dc:creator>
    <meta:creation-date>2020-02-22T19:24:50Z</meta:creation-date>
    <dc:date>2020-02-22T19:24:50Z</dc:date>
    <meta:template xlink:href="BibleStudy" xlink:type="simple"/>
    <meta:editing-cycles>1</meta:editing-cycles>
    <meta:editing-duration>PT0S</meta:editing-duration>
    <meta:document-statistic meta:paragraph-count="34" meta:word-count="234"/>
  </office:meta>
</office:document-meta>
</file>